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7.3799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4889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2.8542in"/>
    </style:style>
    <style:style style:name="Table1.D" style:family="table-column">
      <style:table-column-properties style:column-width="1.968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7.2764in" fo:margin-left="0in" fo:margin-top="0in" fo:margin-bottom="0in" table:align="left" style:writing-mode="lr-tb"/>
    </style:style>
    <style:style style:name="Table2.A" style:family="table-column">
      <style:table-column-properties style:column-width="0.4889in"/>
    </style:style>
    <style:style style:name="Table2.B" style:family="table-column">
      <style:table-column-properties style:column-width="2.0667in"/>
    </style:style>
    <style:style style:name="Table2.C" style:family="table-column">
      <style:table-column-properties style:column-width="2.8549in"/>
    </style:style>
    <style:style style:name="Table2.D" style:family="table-column">
      <style:table-column-properties style:column-width="1.865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paragraph-rsid="001d7a8f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language="en" fo:country="US" officeooo:paragraph-rsid="001d7a8f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language="en" fo:country="US" officeooo:rsid="001d7a8f" officeooo:paragraph-rsid="001d7a8f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language="en" fo:country="US" officeooo:rsid="001dcb41" officeooo:paragraph-rsid="001dcb41"/>
    </style:style>
    <style:style style:name="P7" style:family="paragraph" style:parent-style-name="Standard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7a8f"/>
    </style:style>
    <style:style style:name="T3" style:family="text">
      <style:text-properties officeooo:rsid="001d7a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№ шага</text:p>
          </table:table-cell>
          <table:table-cell table:style-name="Table1.A1" office:value-type="string">
            <text:p text:style-name="P1">Состояние резольвенты, и вывод: дальнейшие действия (почему?)</text:p>
          </table:table-cell>
          <table:table-cell table:style-name="Table1.A1" office:value-type="string">
            <text:p text:style-name="P1">Для каких термов запускается алгоритм унификации: Т1=Т2 и каков результат (и подстановка)</text:p>
          </table:table-cell>
          <table:table-cell table:style-name="Table1.A1" office:value-type="string">
            <text:p text:style-name="P1">Дальнейшие действия: прямой ход или откат (почему и к чему приводит?)</text:p>
            <text:p text:style-name="P1">Комментарий, вывод…</text:p>
          </table:table-cell>
        </table:table-row>
        <table:table-row table:style-name="Table1.1">
          <table:table-cell table:style-name="Table1.A1" office:value-type="string">
            <text:p text:style-name="P1"><text:span text:style-name="T1">1</text:span></text:p>
          </table:table-cell>
          <table:table-cell table:style-name="Table1.A1" office:value-type="string">
            <text:p text:style-name="P1">max_of_three(1, 3, 2, Max)</text:p>
          </table:table-cell>
          <table:table-cell table:style-name="Table1.A1" office:value-type="string">
            <text:p text:style-name="P1"><text:span text:style-name="T1">max_of_three(1, 3, 2, Max) = max_of_two(A, B, A)</text:span></text:p>
            <text:p text:style-name="P1">Результат: Нельзя унифицировать</text:p>
          </table:table-cell>
          <table:table-cell table:style-name="Table1.A1" office:value-type="string">
            <text:p text:style-name="P1">Прямой ход.</text:p>
          </table:table-cell>
        </table:table-row>
        <table:table-row table:style-name="Table1.1">
          <table:table-cell table:style-name="Table1.A1" office:value-type="string">
            <text:p text:style-name="P1">2 – 4</text:p>
          </table:table-cell>
          <table:table-cell table:style-name="Table1.A1" office:value-type="string">
            <text:p text:style-name="P1">- // -</text:p>
          </table:table-cell>
          <table:table-cell table:style-name="Table1.A1" office:value-type="string">
            <text:p text:style-name="P1">- // -</text:p>
          </table:table-cell>
          <table:table-cell table:style-name="Table1.A1" office:value-type="string">
            <text:p text:style-name="P1">- // -</text:p>
          </table:table-cell>
        </table:table-row>
        <table:table-row table:style-name="Table1.1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max_of_three(1, 3, 2, Max)</text:p>
          </table:table-cell>
          <table:table-cell table:style-name="Table1.A1" office:value-type="string">
            <text:p text:style-name="P1"><text:span text:style-name="T1">max_of_three(1, 3, 2, Max) = max_of_three(A, B, C, A)</text:span></text:p>
            <text:p text:style-name="P1">Результат: Успех</text:p>
            <text:p text:style-name="P1">{<text:span text:style-name="T1">A</text:span> = 1, <text:span text:style-name="T1">B</text:span> = 3, <text:span text:style-name="T1">C</text:span> = 2}</text:p>
          </table:table-cell>
          <table:table-cell table:style-name="Table1.A1" office:value-type="string">
            <text:p text:style-name="P1">Прямой ход.</text:p>
          </table:table-cell>
        </table:table-row>
        <table:table-row table:style-name="Table1.1"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<text:span text:style-name="T1">1 &gt;= 3, 1 &gt;= 2</text:span></text:p>
          </table:table-cell>
          <table:table-cell table:style-name="Table1.A1" office:value-type="string">
            <text:p text:style-name="P1">1 &gt;= 3 – Ложь </text:p>
          </table:table-cell>
          <table:table-cell table:style-name="Table1.A1" office:value-type="string">
            <text:p text:style-name="P1">Откат к 5.</text:p>
          </table:table-cell>
        </table:table-row>
        <table:table-row table:style-name="Table1.1"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max_of_three(1, 3, 2, Max)</text:p>
          </table:table-cell>
          <table:table-cell table:style-name="Table1.A1" office:value-type="string">
            <text:p text:style-name="P1"><text:span text:style-name="T1">max_of_three(1, 3, 2, Max) = max_of_three(A, B, C, B)</text:span></text:p>
            <text:p text:style-name="P1">Результат: Успех</text:p>
            <text:p text:style-name="P1">{<text:span text:style-name="T1">A</text:span> = 1, <text:span text:style-name="T1">B</text:span> = 3, <text:span text:style-name="T1">C</text:span> = 2}</text:p>
          </table:table-cell>
          <table:table-cell table:style-name="Table1.A1" office:value-type="string">
            <text:p text:style-name="P1">Прямой ход.</text:p>
          </table:table-cell>
        </table:table-row>
        <table:table-row table:style-name="Table1.1"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3 &gt;= 1, 3 &gt;= 2</text:p>
          </table:table-cell>
          <table:table-cell table:style-name="Table1.A1" office:value-type="string">
            <text:p text:style-name="P1">3 &gt;= 1 – Правда</text:p>
          </table:table-cell>
          <table:table-cell table:style-name="Table1.A1" office:value-type="string">
            <text:p text:style-name="P1">Прямой ход.</text:p>
          </table:table-cell>
        </table:table-row>
        <table:table-row table:style-name="Table1.1"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3 &gt;= 1, 3 &gt;= 2</text:p>
          </table:table-cell>
          <table:table-cell table:style-name="Table1.A1" office:value-type="string">
            <text:p text:style-name="P1">3 &gt;= 2 – Правда</text:p>
            <text:p text:style-name="P1"><text:span text:style-name="T1">{Max = 3}</text:span></text:p>
          </table:table-cell>
          <table:table-cell table:style-name="Table1.A1" office:value-type="string">
            <text:p text:style-name="P1">Откат к 7.</text:p>
          </table:table-cell>
        </table:table-row>
        <table:table-row table:style-name="Table1.1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max_of_three(1, 3, 2, Max)</text:p>
          </table:table-cell>
          <table:table-cell table:style-name="Table1.A1" office:value-type="string">
            <text:p text:style-name="P1"><text:span text:style-name="T1">max_of_three(1, 3, 2, Max) = max_of_three(A, B, C, </text:span>С<text:span text:style-name="T1">)</text:span></text:p>
            <text:p text:style-name="P1">Результат: Успех</text:p>
            <text:p text:style-name="P1">{<text:span text:style-name="T1">A</text:span> = 1, <text:span text:style-name="T1">B</text:span> = 3, <text:span text:style-name="T1">C</text:span> = 2}</text:p>
          </table:table-cell>
          <table:table-cell table:style-name="Table1.A1" office:value-type="string">
            <text:p text:style-name="P1">Прямой ход.</text:p>
          </table:table-cell>
        </table:table-row>
        <table:table-row table:style-name="Table1.1"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2 &gt;= 1, 2 &gt;= 3</text:p>
          </table:table-cell>
          <table:table-cell table:style-name="Table1.A1" office:value-type="string">
            <text:p text:style-name="P1">2 &gt;= 1 – Правда</text:p>
          </table:table-cell>
          <table:table-cell table:style-name="Table1.A1" office:value-type="string">
            <text:p text:style-name="P1"><text:s/>Прямой ход.</text:p>
          </table:table-cell>
        </table:table-row>
        <table:table-row table:style-name="Table1.1"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2 &gt;= 1, 2 &gt;= 3</text:p>
          </table:table-cell>
          <table:table-cell table:style-name="Table1.A1" office:value-type="string">
            <text:p text:style-name="P1">2 &gt;= 3 – Ложь</text:p>
          </table:table-cell>
          <table:table-cell table:style-name="Table1.A1" office:value-type="string">
            <text:p text:style-name="P1">Откат к 10.</text:p>
          </table:table-cell>
        </table:table-row>
        <table:table-row table:style-name="Table1.1"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Пусто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Дошли до конца процедуры <text:span text:style-name="T1">max</text:span>_<text:span text:style-name="T1">of</text:span>_<text:span text:style-name="T1">three</text:span>.</text:p>
            <text:p text:style-name="P1">Конец работы.</text:p>
          </table:table-cell>
        </table:table-row>
      </table:table>
      <text:p text:style-name="Standard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№ шага</text:p>
          </table:table-cell>
          <table:table-cell table:style-name="Table2.A1" office:value-type="string">
            <text:p text:style-name="P1">Состояние резольвенты, и вывод: дальнейшие действия (почему?)</text:p>
          </table:table-cell>
          <table:table-cell table:style-name="Table2.A1" office:value-type="string">
            <text:p text:style-name="P1">Для каких термов запускается алгоритм унификации: Т1=Т2 и каков результат (и подстановка)</text:p>
          </table:table-cell>
          <table:table-cell table:style-name="Table2.A1" office:value-type="string">
            <text:p text:style-name="P1">Дальнейшие действия: прямой ход или откат (почему и к чему приводит?)</text:p>
            <text:p text:style-name="P1">Комментарий, вывод…</text:p>
          </table:table-cell>
        </table:table-row>
        <table:table-row table:style-name="Table2.1"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max_of_three_1(1, 3, 2, Max)</text:p>
          </table:table-cell>
          <table:table-cell table:style-name="Table2.A1" office:value-type="string">
            <text:p text:style-name="P1"><text:span text:style-name="T1">max_of_three_1(1, 3, 2, Max) = max_of_two(A, B, A)</text:span></text:p>
            <text:p text:style-name="P1">Результат: Нельзя унифицировать</text:p>
          </table:table-cell>
          <table:table-cell table:style-name="Table2.A1" office:value-type="string">
            <text:p text:style-name="P1">Прямой ход.</text:p>
          </table:table-cell>
        </table:table-row>
        <table:table-row table:style-name="Table2.1">
          <table:table-cell table:style-name="Table2.A1" office:value-type="string">
            <text:p text:style-name="P1">2 - 7</text:p>
          </table:table-cell>
          <table:table-cell table:style-name="Table2.A1" office:value-type="string">
            <text:p text:style-name="P1">- // -</text:p>
          </table:table-cell>
          <table:table-cell table:style-name="Table2.A1" office:value-type="string">
            <text:p text:style-name="P1">- // -</text:p>
          </table:table-cell>
          <table:table-cell table:style-name="Table2.A1" office:value-type="string">
            <text:p text:style-name="P1">- // -</text:p>
          </table:table-cell>
        </table:table-row>
        <table:table-row table:style-name="Table2.1">
          <table:table-cell table:style-name="Table2.A1" office:value-type="string">
            <text:p text:style-name="P1">8</text:p>
          </table:table-cell>
          <table:table-cell table:style-name="Table2.A1" office:value-type="string">
            <text:p text:style-name="P1">max_of_three_1(1, 3, 2, Max)</text:p>
          </table:table-cell>
          <table:table-cell table:style-name="Table2.A1" office:value-type="string">
            <text:p text:style-name="P1"><text:span text:style-name="T1">max_of_three_1(1, 3, 2, Max) = max_of_three_1(A, B, C, </text:span><text:span text:style-name="T2">A</text:span><text:span text:style-name="T1">)</text:span></text:p>
            <text:p text:style-name="P1">Результат: Успех</text:p>
            <text:p text:style-name="P1"><text:span text:style-name="T1">{A = 1, B = 3, C = 2}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5">9</text:p>
          </table:table-cell>
          <table:table-cell table:style-name="Table2.A1" office:value-type="string">
            <text:p text:style-name="P1"><text:span text:style-name="T2">1</text:span><text:span text:style-name="T1"> &gt;= </text:span><text:span text:style-name="T2">3</text:span><text:span text:style-name="T1">, </text:span><text:span text:style-name="T2">1</text:span><text:span text:style-name="T1"> &gt;= </text:span><text:span text:style-name="T2">2</text:span><text:span text:style-name="T1">, !</text:span></text:p>
          </table:table-cell>
          <table:table-cell table:style-name="Table2.A1" office:value-type="string">
            <text:p text:style-name="P5">1 &gt;= 3 ложь</text:p>
          </table:table-cell>
          <table:table-cell table:style-name="Table2.A1" office:value-type="string">
            <text:p text:style-name="P5">Откат к 8</text:p>
          </table:table-cell>
        </table:table-row>
        <table:table-row table:style-name="Table2.1"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4">max_of_three_1(1, 3, 2, Max)</text:p>
          </table:table-cell>
          <table:table-cell table:style-name="Table2.A1" office:value-type="string">
            <text:p text:style-name="P4">max_of_three_1(1, 3, 2, Max) <text:span text:style-name="T3">= max_of_three_1(_, B, C, B)</text:span></text:p>
            <text:p text:style-name="P2">Результат: Успех</text:p>
            <text:p text:style-name="P4">{A = 1, B = 3, C = 2}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5">11</text:p>
          </table:table-cell>
          <table:table-cell table:style-name="Table2.A1" office:value-type="string">
            <text:p text:style-name="P1"><text:span text:style-name="T2">3</text:span><text:span text:style-name="T1"> &gt;= </text:span><text:span text:style-name="T2">2</text:span></text:p>
          </table:table-cell>
          <table:table-cell table:style-name="Table2.A1" office:value-type="string">
            <text:p text:style-name="P4"><text:span text:style-name="T3">3</text:span> &gt;= <text:span text:style-name="T3">2 - стина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6">12</text:p>
          </table:table-cell>
          <table:table-cell table:style-name="Table2.A1" office:value-type="string">
            <text:p text:style-name="P3">!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Получен результат {Max = 3}</text:p>
            <text:p text:style-name="P6">Оператор отсечения. Откат к 10 <text:s/>и конец работ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7874in" fo:margin-left="0.3937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2 ITCapital</meta:initial-creator>
    <meta:editing-cycles>9</meta:editing-cycles>
    <meta:creation-date>2022-04-22T17:23:00</meta:creation-date>
    <dc:date>2022-05-04T23:22:38.437591582</dc:date>
    <meta:editing-duration>PT36M37S</meta:editing-duration>
    <meta:generator>LibreOffice/6.4.7.2$Linux_X86_64 LibreOffice_project/40$Build-2</meta:generator>
    <meta:document-statistic meta:table-count="2" meta:image-count="0" meta:object-count="0" meta:page-count="2" meta:paragraph-count="92" meta:word-count="377" meta:character-count="1810" meta:non-whitespace-character-count="15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